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3.5cm" svg:height="23.5cm" svg:x="0cm" svg:y="0cm">
          <draw:object xlink:href="./Object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09-18T08:19:09</meta:creation-date>
    <dc:date>2008-03-20T12:00:35</dc:date>
    <dc:language>fr-FR</dc:language>
    <meta:editing-cycles>13</meta:editing-cycles>
    <meta:editing-duration>PT8H34M3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76pt" style:font-family-asian="'DejaVu Sans'" style:font-family-generic-asian="system" style:font-pitch-asian="variable" style:font-size-asian="276pt" style:font-family-complex="Tahoma" style:font-family-generic-complex="system" style:font-pitch-complex="variable" style:font-size-complex="276pt"/>
    </style:style>
    <style:style style:name="ch3" style:family="chart">
      <style:graphic-properties draw:fill="none"/>
      <style:text-properties fo:font-family="'DejaVu Sans'" style:font-family-generic="swiss" style:font-pitch="variable" fo:font-size="126.400001525879pt" style:font-family-asian="'DejaVu Sans'" style:font-family-generic-asian="system" style:font-pitch-asian="variable" style:font-size-asian="126.400001525879pt" style:font-family-complex="Tahoma" style:font-family-generic-complex="system" style:font-pitch-complex="variable" style:font-size-complex="126.40000152587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47.800003051758pt" style:font-family-asian="'DejaVu Sans'" style:font-family-generic-asian="system" style:font-pitch-asian="variable" style:font-size-asian="147.800003051758pt" style:font-family-complex="Tahoma" style:font-family-generic-complex="system" style:font-pitch-complex="variable" style:font-size-complex="147.800003051758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47.800003051758pt" style:font-family-asian="'DejaVu Sans'" style:font-family-generic-asian="system" style:font-pitch-asian="variable" style:font-size-asian="147.800003051758pt" style:font-family-complex="Tahoma" style:font-family-generic-complex="system" style:font-pitch-complex="variable" style:font-size-complex="147.800003051758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DejaVu Sans'" style:font-family-generic="swiss" style:font-pitch="variable" fo:font-size="126.400001525879pt" style:font-family-asian="'DejaVu Sans'" style:font-family-generic-asian="system" style:font-pitch-asian="variable" style:font-size-asian="126.400001525879pt" style:font-family-complex="Tahoma" style:font-family-generic-complex="system" style:font-pitch-complex="variable" style:font-size-complex="126.40000152587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DejaVu Sans'" style:font-family-generic="swiss" style:font-pitch="variable" fo:font-size="126.400001525879pt" style:font-family-asian="'DejaVu Sans'" style:font-family-generic-asian="system" style:font-pitch-asian="variable" style:font-size-asian="126.400001525879pt" style:font-family-complex="Tahoma" style:font-family-generic-complex="system" style:font-pitch-complex="variable" style:font-size-complex="126.40000152587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DejaVu Sans'" style:font-family-generic="swiss" style:font-pitch="variable" fo:font-size="126.400001525879pt" style:font-family-asian="'DejaVu Sans'" style:font-family-generic-asian="system" style:font-pitch-asian="variable" style:font-size-asian="126.400001525879pt" style:font-family-complex="Tahoma" style:font-family-generic-complex="system" style:font-pitch-complex="variable" style:font-size-complex="126.400001525879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19.404cm" svg:height="149.931cm" chart:class="chart:bar" chart:style-name="ch1">
        <chart:title svg:x="75.923cm" svg:y="2.998cm" chart:style-name="ch2">
          <text:p>Titre principal</text:p>
        </chart:title>
        <chart:legend chart:legend-position="end" svg:x="183.636cm" svg:y="64.208cm" chart:style-name="ch3"/>
        <chart:plot-area chart:style-name="ch4" svg:x="4.388cm" svg:y="20.314cm" svg:width="170.473cm" svg:height="126.619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1</text:p>
              </table:table-cell>
              <table:table-cell office:value-type="string">
                <text:p>Colonne 2</text:p>
              </table:table-cell>
              <table:table-cell office:value-type="string">
                <text:p>Colonne 3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